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34cm"/>
    </style:style>
    <style:style style:name="co2" style:family="table-column">
      <style:table-column-properties fo:break-before="auto" style:column-width="5.398cm"/>
    </style:style>
    <style:style style:name="co3" style:family="table-column">
      <style:table-column-properties fo:break-before="auto" style:column-width="22.599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7.355cm"/>
    </style:style>
    <style:style style:name="co6" style:family="table-column">
      <style:table-column-properties fo:break-before="auto" style:column-width="9.705cm"/>
    </style:style>
    <style:style style:name="co7" style:family="table-column">
      <style:table-column-properties fo:break-before="auto" style:column-width="7.105cm"/>
    </style:style>
    <style:style style:name="co8" style:family="table-column">
      <style:table-column-properties fo:break-before="auto" style:column-width="25.705cm"/>
    </style:style>
    <style:style style:name="co9" style:family="table-column">
      <style:table-column-properties fo:break-before="auto" style:column-width="5.678cm"/>
    </style:style>
    <style:style style:name="co10" style:family="table-column">
      <style:table-column-properties fo:break-before="auto" style:column-width="8.502cm"/>
    </style:style>
    <style:style style:name="co11" style:family="table-column">
      <style:table-column-properties fo:break-before="auto" style:column-width="6.572cm"/>
    </style:style>
    <style:style style:name="co12" style:family="table-column">
      <style:table-column-properties fo:break-before="auto" style:column-width="35.075cm"/>
    </style:style>
    <style:style style:name="co13" style:family="table-column">
      <style:table-column-properties fo:break-before="auto" style:column-width="6.544cm"/>
    </style:style>
    <style:style style:name="co14" style:family="table-column">
      <style:table-column-properties fo:break-before="auto" style:column-width="8.53cm"/>
    </style:style>
    <style:style style:name="co15" style:family="table-column">
      <style:table-column-properties fo:break-before="auto" style:column-width="33.061cm"/>
    </style:style>
    <style:style style:name="co16" style:family="table-column">
      <style:table-column-properties fo:break-before="auto" style:column-width="9.509cm"/>
    </style:style>
    <style:style style:name="co17" style:family="table-column">
      <style:table-column-properties fo:break-before="auto" style:column-width="31.718cm"/>
    </style:style>
    <style:style style:name="co18" style:family="table-column">
      <style:table-column-properties fo:break-before="auto" style:column-width="34.488cm"/>
    </style:style>
    <style:style style:name="co19" style:family="table-column">
      <style:table-column-properties fo:break-before="auto" style:column-width="7.384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557cm" fo:break-before="auto" style:use-optimal-row-height="false"/>
    </style:style>
    <style:style style:name="ro5" style:family="table-row">
      <style:table-row-properties style:row-height="3.625cm" fo:break-before="auto" style:use-optimal-row-height="false"/>
    </style:style>
    <style:style style:name="ro6" style:family="table-row">
      <style:table-row-properties style:row-height="3.36cm" fo:break-before="auto" style:use-optimal-row-height="fals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1.693cm" fo:break-before="auto" style:use-optimal-row-height="false"/>
    </style:style>
    <style:style style:name="ro9" style:family="table-row">
      <style:table-row-properties style:row-height="3.598cm" fo:break-before="auto" style:use-optimal-row-height="false"/>
    </style:style>
    <style:style style:name="ro10" style:family="table-row">
      <style:table-row-properties style:row-height="1.588cm" fo:break-before="auto" style:use-optimal-row-height="false"/>
    </style:style>
    <style:style style:name="ro11" style:family="table-row">
      <style:table-row-properties style:row-height="3.466cm" fo:break-before="auto" style:use-optimal-row-height="false"/>
    </style:style>
    <style:style style:name="ro12" style:family="table-row">
      <style:table-row-properties style:row-height="4.233cm" fo:break-before="auto" style:use-optimal-row-height="false"/>
    </style:style>
    <style:style style:name="ro13" style:family="table-row">
      <style:table-row-properties style:row-height="7.408cm" fo:break-before="auto" style:use-optimal-row-height="false"/>
    </style:style>
    <style:style style:name="ro14" style:family="table-row">
      <style:table-row-properties style:row-height="5.316cm" fo:break-before="auto" style:use-optimal-row-height="false"/>
    </style:style>
    <style:style style:name="ro15" style:family="table-row">
      <style:table-row-properties style:row-height="7.17cm" fo:break-before="auto" style:use-optimal-row-height="false"/>
    </style:style>
    <style:style style:name="ro16" style:family="table-row">
      <style:table-row-properties style:row-height="3.704cm" fo:break-before="auto" style:use-optimal-row-height="false"/>
    </style:style>
    <style:style style:name="ro17" style:family="table-row">
      <style:table-row-properties style:row-height="5.08cm" fo:break-before="auto" style:use-optimal-row-height="false"/>
    </style:style>
    <style:style style:name="ta1" style:family="table" style:master-page-name="PageStyle_5f_ArranjosPopulacionais_5f_01">
      <style:table-properties table:display="true" style:writing-mode="lr-tb"/>
    </style:style>
    <style:style style:name="ta2" style:family="table" style:master-page-name="PageStyle_5f_ArranjosPopulacionais_5f_02_5f_Com">
      <style:table-properties table:display="true" style:writing-mode="lr-tb"/>
    </style:style>
    <style:style style:name="ta3" style:family="table" style:master-page-name="PageStyle_5f_ArranjosPopulacionais_5f_03_5f_Prime1">
      <style:table-properties table:display="true" style:writing-mode="lr-tb"/>
    </style:style>
    <style:style style:name="ta4" style:family="table" style:master-page-name="PageStyle_5f_ArranjosPopulacionais_5f_04_5f_Prime2">
      <style:table-properties table:display="true" style:writing-mode="lr-tb"/>
    </style:style>
    <style:style style:name="ta5" style:family="table" style:master-page-name="PageStyle_5f_ArranjosPopulacionais_5f_05_5f_Segun">
      <style:table-properties table:display="true" style:writing-mode="lr-tb"/>
    </style:style>
    <style:style style:name="ta6" style:family="table" style:master-page-name="PageStyle_5f_ComposicaoRecortes_5f_01_5f_PorMun">
      <style:table-properties table:display="true" style:writing-mode="lr-tb"/>
    </style:style>
    <style:style style:name="ta7" style:family="table" style:master-page-name="PageStyle_5f_ConcentracUrb_5f_ConsidAnalise">
      <style:table-properties table:display="true" style:writing-mode="lr-tb"/>
    </style:style>
    <style:style style:name="ta8" style:family="table" style:master-page-name="PageStyle_5f_Deslocamentos_5f_03_5f_ComArran">
      <style:table-properties table:display="true" style:writing-mode="lr-tb"/>
    </style:style>
    <style:style style:name="ta9" style:family="table" style:master-page-name="PageStyle_5f_Ligacoes_5f_30_5f_MunXMun_5f_ComDadosEAr">
      <style:table-properties table:display="true" style:writing-mode="lr-tb"/>
    </style:style>
    <style:style style:name="ta10" style:family="table" style:master-page-name="PageStyle_5f_Ligacoes_5f_31_5f_MunXArran_5f_ComDados">
      <style:table-properties table:display="true" style:writing-mode="lr-tb"/>
    </style:style>
    <style:style style:name="ta11" style:family="table" style:master-page-name="PageStyle_5f_Ligacoes_5f_32_5f_ArraXArran_5f_ComDados">
      <style:table-properties table:display="true" style:writing-mode="lr-tb"/>
    </style:style>
    <style:style style:name="ta12" style:family="table" style:master-page-name="PageStyle_5f_Ligacoes_5f__5f_33_5f_IntraArran_5f_ComDado">
      <style:table-properties table:display="true" style:writing-mode="lr-tb"/>
    </style:style>
    <style:style style:name="ta13" style:family="table" style:master-page-name="PageStyle_5f_MalhaMunicipal_5f_05_5f_ArranjPop">
      <style:table-properties table:display="true" style:writing-mode="lr-tb"/>
    </style:style>
    <style:style style:name="ta14" style:family="table" style:master-page-name="PageStyle_5f_Sedes_5f_03_5f_ArranjosPop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339966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969696" style:diagonal-bl-tr="none" style:diagonal-tl-br="none" style:text-align-source="value-type" style:repeat-content="false" fo:wrap-option="wrap" fo:border-left="0.74pt solid #969696" style:direction="ltr" fo:padding="0.071cm" fo:border-right="0.74pt solid #969696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96969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969696" style:diagonal-bl-tr="none" style:diagonal-tl-br="none" style:text-align-source="value-type" style:repeat-content="false" fo:wrap-option="wrap" fo:border-left="0.74pt solid #000000" style:direction="ltr" fo:padding="0.071cm" fo:border-right="0.74pt solid #969696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969696" style:diagonal-bl-tr="none" style:diagonal-tl-br="none" style:text-align-source="value-type" style:repeat-content="false" fo:wrap-option="wrap" fo:border-left="0.74pt solid #000000" style:direction="ltr" fo:padding="0.071c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969696" style:diagonal-bl-tr="none" style:diagonal-tl-br="none" style:text-align-source="fix" style:repeat-content="false" fo:wrap-option="wrap" fo:border-left="none" style:direction="ltr" fo:padding="0.071cm" fo:border-right="0.74pt solid #969696" style:rotation-angle="0" style:rotation-align="none" style:shrink-to-fit="false" fo:border-top="0.74pt solid #969696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bold" style:font-weight-asian="bold" style:font-weight-complex="bold"/>
    </style:style>
    <style:style style:name="T5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  <style:style style:name="T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style:font-name="Calibri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ArranjosPopulacionais_0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9">
            <text:p>ArranjosPopulacionais_01</text:p>
          </table:table-cell>
          <table:table-cell table:style-name="ce7" office:value-type="string" calcext:value-type="string">
            <text:p>CodArranjo</text:p>
          </table:table-cell>
          <table:table-cell table:style-name="ce10" office:value-type="string" calcext:value-type="string">
            <text:p>Código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Arranjo</text:p>
          </table:table-cell>
          <table:table-cell table:style-name="ce10" office:value-type="string" calcext:value-type="string">
            <text:p>Nome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umeroDeMunicipios</text:p>
          </table:table-cell>
          <table:table-cell table:style-name="ce10" office:value-type="string" calcext:value-type="string">
            <text:p>Número de município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Tot2010_Brasil</text:p>
          </table:table-cell>
          <table:table-cell table:style-name="ce10" office:value-type="string" calcext:value-type="string">
            <text:p>População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2010Urbano_Brasil</text:p>
          </table:table-cell>
          <table:table-cell table:style-name="ce10" office:value-type="string" calcext:value-type="string">
            <text:p>População urbana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2010Rural_Brasil</text:p>
          </table:table-cell>
          <table:table-cell table:style-name="ce10" office:value-type="string" calcext:value-type="string">
            <text:p>População rural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AgloInter</text:p>
          </table:table-cell>
          <table:table-cell table:style-name="ce10" office:value-type="string" calcext:value-type="string">
            <text:p>População do arranjo populacional em países vizinho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ULACAO_TOTAL</text:p>
          </table:table-cell>
          <table:table-cell table:style-name="ce10" office:value-type="string" calcext:value-type="string">
            <text:p>População total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8" office:value-type="string" calcext:value-type="string">
            <text:p>PercPessPaisesVizinhos</text:p>
          </table:table-cell>
          <table:table-cell table:style-name="ce10" office:value-type="string" calcext:value-type="string">
            <text:p>População do arranjo populacional em países vizinhos (%)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Esta feição possui os limites dos arranjos populacionais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ArranjosPopulacionais_01.$B$1:.$B$10"/>
        </table:named-expressions>
      </table:table>
      <table:table table:name="ArranjosPopulacionais_02_Com" table:style-name="ta2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8">
            <text:p>ArranjosPopulacionais_02_ComAltaEMediaAltaIntegracao</text:p>
          </table:table-cell>
          <table:table-cell table:style-name="ce7" office:value-type="string" calcext:value-type="string">
            <text:p>CodArranjo</text:p>
          </table:table-cell>
          <table:table-cell table:style-name="ce12" office:value-type="string" calcext:value-type="string">
            <text:p>Código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Arranjo</text:p>
          </table:table-cell>
          <table:table-cell table:style-name="ce12" office:value-type="string" calcext:value-type="string">
            <text:p>Nome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umeroDeMunicipios</text:p>
          </table:table-cell>
          <table:table-cell table:style-name="ce12" office:value-type="string" calcext:value-type="string">
            <text:p>Número de município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Tot2010_Brasil</text:p>
          </table:table-cell>
          <table:table-cell table:style-name="ce12" office:value-type="string" calcext:value-type="string">
            <text:p>População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2010Urbano_Brasil</text:p>
          </table:table-cell>
          <table:table-cell table:style-name="ce12" office:value-type="string" calcext:value-type="string">
            <text:p>População urbana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2010Rural_Brasil</text:p>
          </table:table-cell>
          <table:table-cell table:style-name="ce12" office:value-type="string" calcext:value-type="string">
            <text:p>População rural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AgloInter</text:p>
          </table:table-cell>
          <table:table-cell table:style-name="ce12" office:value-type="string" calcext:value-type="string">
            <text:p>População do arranjo populacional em países vizinho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ULACAO_TOTAL</text:p>
          </table:table-cell>
          <table:table-cell table:style-name="ce12" office:value-type="string" calcext:value-type="string">
            <text:p>População total do arranjo populaciona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5">
          <table:table-cell table:style-name="ce11" office:value-type="string" calcext:value-type="string">
            <text:p>Esta feição possui dissolvidos os limites dos arranjos populacionais</text:p>
            <text:p>                                         + </text:p>
            <text:p>os limites dos municípios com Alta e Média Alta intensidade de fluxos com o conjunto de municípios dos seus respectivos arranjos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ArranjosPopulacionais_02_Com.$B$1:.$B$9"/>
        </table:named-expressions>
      </table:table>
      <table:table table:name="ArranjosPopulacionais_03_Prime1" table:style-name="ta3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8">
            <text:p>ArranjosPopulacionais_03_PrimeiraIntegracao_Parte1</text:p>
          </table:table-cell>
          <table:table-cell table:style-name="ce7" office:value-type="string" calcext:value-type="string">
            <text:p>CodArranjo</text:p>
          </table:table-cell>
          <table:table-cell table:style-name="ce12" office:value-type="string" calcext:value-type="string">
            <text:p>Código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Arranjo</text:p>
          </table:table-cell>
          <table:table-cell table:style-name="ce12" office:value-type="string" calcext:value-type="string">
            <text:p>Nome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umeroDeMunicipios</text:p>
          </table:table-cell>
          <table:table-cell table:style-name="ce12" office:value-type="string" calcext:value-type="string">
            <text:p>Número de município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Tot2010_Brasil</text:p>
          </table:table-cell>
          <table:table-cell table:style-name="ce12" office:value-type="string" calcext:value-type="string">
            <text:p>População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2010Urbano_Brasil</text:p>
          </table:table-cell>
          <table:table-cell table:style-name="ce12" office:value-type="string" calcext:value-type="string">
            <text:p>População urbana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2010Rural_Brasil</text:p>
          </table:table-cell>
          <table:table-cell table:style-name="ce12" office:value-type="string" calcext:value-type="string">
            <text:p>População rural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AgloInter</text:p>
          </table:table-cell>
          <table:table-cell table:style-name="ce12" office:value-type="string" calcext:value-type="string">
            <text:p>População do arranjo populacional em países vizinho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ULACAO_TOTAL</text:p>
          </table:table-cell>
          <table:table-cell table:style-name="ce12" office:value-type="string" calcext:value-type="string">
            <text:p>População total do arranjo populaciona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Esta feição possui alguns dos limites das Primeiras Integrações dos Arranjos. É parte 1 porque não possui todos os limites, uma vez que eles se sobrepõe. Daí, para evitar sobreposição de polígonos, gerou-se a parte 1 e a parte 2.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ArranjosPopulacionais_03_Prime1.$B$1:.$B$9"/>
        </table:named-expressions>
      </table:table>
      <table:table table:name="ArranjosPopulacionais_04_Prime2" table:style-name="ta4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8">
            <text:p>ArranjosPopulacionais_04_PrimeiraIntegracao_Parte2</text:p>
          </table:table-cell>
          <table:table-cell table:style-name="ce7" office:value-type="string" calcext:value-type="string">
            <text:p>CodArranjo</text:p>
          </table:table-cell>
          <table:table-cell table:style-name="ce12" office:value-type="string" calcext:value-type="string">
            <text:p>Código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Arranjo</text:p>
          </table:table-cell>
          <table:table-cell table:style-name="ce12" office:value-type="string" calcext:value-type="string">
            <text:p>Nome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umeroDeMunicipios</text:p>
          </table:table-cell>
          <table:table-cell table:style-name="ce12" office:value-type="string" calcext:value-type="string">
            <text:p>Número de município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Tot2010_Brasil</text:p>
          </table:table-cell>
          <table:table-cell table:style-name="ce12" office:value-type="string" calcext:value-type="string">
            <text:p>População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2010Urbano_Brasil</text:p>
          </table:table-cell>
          <table:table-cell table:style-name="ce12" office:value-type="string" calcext:value-type="string">
            <text:p>População urbana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2010Rural_Brasil</text:p>
          </table:table-cell>
          <table:table-cell table:style-name="ce12" office:value-type="string" calcext:value-type="string">
            <text:p>População rural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AgloInter</text:p>
          </table:table-cell>
          <table:table-cell table:style-name="ce12" office:value-type="string" calcext:value-type="string">
            <text:p>População do arranjo populacional em países vizinho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ULACAO_TOTAL</text:p>
          </table:table-cell>
          <table:table-cell table:style-name="ce12" office:value-type="string" calcext:value-type="string">
            <text:p>População total do arranjo populaciona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Esta feição possui alguns dos limites das Primeiras Integrações dos Arranjos. É parte 2 porque não possui todos os limites, uma vez que eles se sobrepõe. Daí, para evitar sobreposição de polígonos, gerou-se a parte 1 e a parte 2.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ArranjosPopulacionais_04_Prime2.$B$1:.$B$9"/>
        </table:named-expressions>
      </table:table>
      <table:table table:name="ArranjosPopulacionais_05_Segun" table:style-name="ta5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8">
            <text:p>ArranjosPopulacionais_05_SegundaIntegracao</text:p>
          </table:table-cell>
          <table:table-cell table:style-name="ce7" office:value-type="string" calcext:value-type="string">
            <text:p>CodArranjo</text:p>
          </table:table-cell>
          <table:table-cell table:style-name="ce12" office:value-type="string" calcext:value-type="string">
            <text:p>Código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Arranjo</text:p>
          </table:table-cell>
          <table:table-cell table:style-name="ce12" office:value-type="string" calcext:value-type="string">
            <text:p>Nome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umeroDeMunicipios</text:p>
          </table:table-cell>
          <table:table-cell table:style-name="ce12" office:value-type="string" calcext:value-type="string">
            <text:p>Número de município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Tot2010_Brasil</text:p>
          </table:table-cell>
          <table:table-cell table:style-name="ce12" office:value-type="string" calcext:value-type="string">
            <text:p>População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2010Urbano_Brasil</text:p>
          </table:table-cell>
          <table:table-cell table:style-name="ce12" office:value-type="string" calcext:value-type="string">
            <text:p>População urbana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2010Rural_Brasil</text:p>
          </table:table-cell>
          <table:table-cell table:style-name="ce12" office:value-type="string" calcext:value-type="string">
            <text:p>População rural do arranjo populacional no Brasi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AgloInter</text:p>
          </table:table-cell>
          <table:table-cell table:style-name="ce12" office:value-type="string" calcext:value-type="string">
            <text:p>População do arranjo populacional em países vizinho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ULACAO_TOTAL</text:p>
          </table:table-cell>
          <table:table-cell table:style-name="ce12" office:value-type="string" calcext:value-type="string">
            <text:p>População total do arranjo populaciona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7">
          <table:table-cell table:style-name="ce11" office:value-type="string" calcext:value-type="string">
            <text:p>Esta feição possui os limites das Segundas Integrações dos Arranjos.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ArranjosPopulacionais_05_Segun.$B$1:.$B$9"/>
        </table:named-expressions>
      </table:table>
      <table:table table:name="ComposicaoRecortes_01_PorMun" table:style-name="ta6">
        <table:table-column table:style-name="co1" table:default-cell-style-name="ce4"/>
        <table:table-column table:style-name="co5" table:default-cell-style-name="ce4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41">
            <text:p>ComposicaoRecortes_01_PorMunicipio</text:p>
          </table:table-cell>
          <table:table-cell table:style-name="ce13" office:value-type="string" calcext:value-type="string">
            <text:p>CodMunic</text:p>
          </table:table-cell>
          <table:table-cell table:style-name="ce10" office:value-type="string" calcext:value-type="string">
            <text:p>Código do município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3" office:value-type="string" calcext:value-type="string">
            <text:p>NomMunic</text:p>
          </table:table-cell>
          <table:table-cell table:style-name="ce10" office:value-type="string" calcext:value-type="string">
            <text:p>Nome do município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3" office:value-type="string" calcext:value-type="string">
            <text:p>CodMunT</text:p>
          </table:table-cell>
          <table:table-cell table:style-name="ce10" office:value-type="string" calcext:value-type="string">
            <text:p>Código do município em formato texto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3" office:value-type="string" calcext:value-type="string">
            <text:p>PopTot2010</text:p>
          </table:table-cell>
          <table:table-cell table:style-name="ce10" office:value-type="string" calcext:value-type="string">
            <text:p>População do município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3" office:value-type="string" calcext:value-type="string">
            <text:p>Pess2010Urbano</text:p>
          </table:table-cell>
          <table:table-cell table:style-name="ce10" office:value-type="string" calcext:value-type="string">
            <text:p>População urbana do município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3" office:value-type="string" calcext:value-type="string">
            <text:p>Pess2010Rural</text:p>
          </table:table-cell>
          <table:table-cell table:style-name="ce10" office:value-type="string" calcext:value-type="string">
            <text:p>População rural do município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3" office:value-type="string" calcext:value-type="string">
            <text:p>PercPess2010Urbano</text:p>
          </table:table-cell>
          <table:table-cell table:style-name="ce10" office:value-type="string" calcext:value-type="string">
            <text:p>População urbana do município - 2010 (%)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3" office:value-type="string" calcext:value-type="string">
            <text:p>PercPess2010Rural</text:p>
          </table:table-cell>
          <table:table-cell table:style-name="ce10" office:value-type="string" calcext:value-type="string">
            <text:p>População rural do município - 2010 (%)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CodArranjoPop</text:p>
          </table:table-cell>
          <table:table-cell table:style-name="ce12" office:value-type="string" calcext:value-type="string">
            <text:p>Código do arranjo populacional do qual o município participa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ArranjoPop</text:p>
          </table:table-cell>
          <table:table-cell table:style-name="ce12" office:value-type="string" calcext:value-type="string">
            <text:p>Nome do arranjo populacional do qual o município participa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TipoArranjoPop</text:p>
          </table:table-cell>
          <table:table-cell table:style-name="ce12" office:value-type="string" calcext:value-type="string">
            <text:p>Tipo do município no contexto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CodArranjoPop_ComExpans</text:p>
          </table:table-cell>
          <table:table-cell table:style-name="ce12" office:value-type="string" calcext:value-type="string">
            <text:p>Código do arranjo populacional do qual o município participa ou está vinculado (no caso de intensidade menores)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ArranjoPop_ComExpans</text:p>
          </table:table-cell>
          <table:table-cell table:style-name="ce12" office:value-type="string" calcext:value-type="string">
            <text:p>Nome do arranjo populacional do qual o município participa ou está vinculado (no caso de intensidade menores)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TipoArranjoPop_ComExpans</text:p>
          </table:table-cell>
          <table:table-cell table:style-name="ce12" office:value-type="string" calcext:value-type="string">
            <text:p>Tipo do município no contexto do arranjo populacional com os municípios de Alta e Média Alta Intensidade de Integração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CodArranjoPop_PrimIntegra1</text:p>
          </table:table-cell>
          <table:table-cell table:style-name="ce12" office:value-type="string" calcext:value-type="string">
            <text:p>Código da Primeira Integração do arranjo populacional do qual o município participa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ArranjoPop_PrimIntegra1</text:p>
          </table:table-cell>
          <table:table-cell table:style-name="ce12" office:value-type="string" calcext:value-type="string">
            <text:p>Nome da Primeira Integração do arranjo populacional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TipoArranjoPop_PrimIntegra1</text:p>
          </table:table-cell>
          <table:table-cell table:style-name="ce12" office:value-type="string" calcext:value-type="string">
            <text:p>Tipo do município no contexto da Primeira Integração d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CodArranjoPop_PrimIntegra2</text:p>
          </table:table-cell>
          <table:table-cell table:style-name="ce12" office:value-type="string" calcext:value-type="string">
            <text:p>Código da Primeira Integração do arranjo populacional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NomeArranjoPop_PrimIntegra2</text:p>
          </table:table-cell>
          <table:table-cell table:style-name="ce12" office:value-type="string" calcext:value-type="string">
            <text:p>Nome da Primeira Integração do arranjo populacional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TipoArranjoPop_PrimIntegra2</text:p>
          </table:table-cell>
          <table:table-cell table:style-name="ce12" office:value-type="string" calcext:value-type="string">
            <text:p>Tipo do município no contexto da Primeira Integração d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CodArranjoPop_SeguIntegra</text:p>
          </table:table-cell>
          <table:table-cell table:style-name="ce12" office:value-type="string" calcext:value-type="string">
            <text:p>Código da Segunda Integração do arranjo populacional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NomeArranjoPop_SeguIntegra</text:p>
          </table:table-cell>
          <table:table-cell table:style-name="ce12" office:value-type="string" calcext:value-type="string">
            <text:p>Nome da Segunda Integração do arranjo populacional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TipoArranjoPop_SeguIntegra</text:p>
          </table:table-cell>
          <table:table-cell table:style-name="ce12" office:value-type="string" calcext:value-type="string">
            <text:p>Tipo do município no contexto da Segunda Integração d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CodMediaConcUrbana</text:p>
          </table:table-cell>
          <table:table-cell table:style-name="ce12" office:value-type="string" calcext:value-type="string">
            <text:p>Código da Média Concentração Urbana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NomeMediaConcUrbana</text:p>
          </table:table-cell>
          <table:table-cell table:style-name="ce12" office:value-type="string" calcext:value-type="string">
            <text:p>Nome da Média Concentração Urbana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TipoMediaConcUrbana</text:p>
          </table:table-cell>
          <table:table-cell table:style-name="ce12" office:value-type="string" calcext:value-type="string">
            <text:p>Tipo do município no contexto da Média Concentração Urbana 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CodGrandeConcUrbana</text:p>
          </table:table-cell>
          <table:table-cell table:style-name="ce12" office:value-type="string" calcext:value-type="string">
            <text:p>Código da Grande Concentração Urbana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NomeGrandeConcUrbana</text:p>
          </table:table-cell>
          <table:table-cell table:style-name="ce12" office:value-type="string" calcext:value-type="string">
            <text:p>Nome da Grande Concentração Urbana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TipoGrandeConcUrbana</text:p>
          </table:table-cell>
          <table:table-cell table:style-name="ce12" office:value-type="string" calcext:value-type="string">
            <text:p>Tipo do município no contexto da Grande Concentração Urbana 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CodArranjoFronteirico</text:p>
          </table:table-cell>
          <table:table-cell table:style-name="ce12" office:value-type="string" calcext:value-type="string">
            <text:p>Código do arranjo populacional fronteiriço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NomeArranjoFronteirico</text:p>
          </table:table-cell>
          <table:table-cell table:style-name="ce12" office:value-type="string" calcext:value-type="string">
            <text:p>Nome do arranjo populacional fronteiriço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TipoArranjoFronteirico</text:p>
          </table:table-cell>
          <table:table-cell table:style-name="ce12" office:value-type="string" calcext:value-type="string">
            <text:p>Tipo do município no contexto do arranjo populacional fronteiriço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CodArranjoVeranTurisLitoral</text:p>
          </table:table-cell>
          <table:table-cell table:style-name="ce12" office:value-type="string" calcext:value-type="string">
            <text:p>Código do arranjo populacional turístico e de veraneio no litoral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NomeArranjoVeranTurisLitoral</text:p>
          </table:table-cell>
          <table:table-cell table:style-name="ce12" office:value-type="string" calcext:value-type="string">
            <text:p>Nome do arranjo populacional turístico e de veraneio no litoral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TipoArranjoVeranTurisLitoral</text:p>
          </table:table-cell>
          <table:table-cell table:style-name="ce12" office:value-type="string" calcext:value-type="string">
            <text:p>Tipo do município no contexto do arranjo populacional turístico e de veraneio no litoral 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CodMediaConcUrbana_ConsidAnalise</text:p>
          </table:table-cell>
          <table:table-cell table:style-name="ce12" office:value-type="string" calcext:value-type="string">
            <text:p>Código da Média Concentração Urbana, considerada no texto de análise da publicação,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NomeMediaConcUrbana_ConsidAnalise</text:p>
          </table:table-cell>
          <table:table-cell table:style-name="ce12" office:value-type="string" calcext:value-type="string">
            <text:p>Nome da Média Concentração Urbana, considerada no texto de análise da publicação,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TipoMediaConcUrbana_ConsidAnalise</text:p>
          </table:table-cell>
          <table:table-cell table:style-name="ce12" office:value-type="string" calcext:value-type="string">
            <text:p>Tipo do município no contexto da Média Concentração Urbana, considerada no texto de análise da publicação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CodGrandeConcUrb_ConsidAnalise</text:p>
          </table:table-cell>
          <table:table-cell table:style-name="ce12" office:value-type="string" calcext:value-type="string">
            <text:p>Código da Grande Concentração Urbana, considerada no texto de análise da publicação,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NomeGrandeConcUrb_ConsidAnalise</text:p>
          </table:table-cell>
          <table:table-cell table:style-name="ce12" office:value-type="string" calcext:value-type="string">
            <text:p>Nome da Grande Concentração Urbana, considerada no texto de análise da publicação, do qual o município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TipoGrandeConcUrb_ConsidAnalise</text:p>
          </table:table-cell>
          <table:table-cell table:style-name="ce12" office:value-type="string" calcext:value-type="string">
            <text:p>Tipo do município no contexto da Grande Concentração Urbana, considerada no texto de análise da publicaçã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8">
          <table:table-cell table:style-name="ce11" office:value-type="string" calcext:value-type="string">
            <text:p>Esta feição possui os municípios classificados segundo todos os tipos considerados no projeto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ComposicaoRecortes_01_PorMun.$B$1:.$B$17"/>
        </table:named-expressions>
      </table:table>
      <table:table table:name="ConcentracUrb_ConsidAnalise" table:style-name="ta7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1" table:number-rows-spanned="8">
            <text:p>ConcentracoesUrbanas_ConsideradasAnalise_01</text:p>
          </table:table-cell>
          <table:table-cell table:style-name="ce7" office:value-type="string" calcext:value-type="string">
            <text:p>CodConcUrb_ConsidAnalise</text:p>
          </table:table-cell>
          <table:table-cell table:style-name="ce12" office:value-type="string" calcext:value-type="string">
            <text:p>Código da Concentração Urbana, considerada no texto de análise da publicação</text:p>
          </table:table-cell>
          <table:table-cell table:number-columns-repeated="1021"/>
        </table:table-row>
        <table:table-row table:style-name="ro1">
          <table:covered-table-cell table:style-name="ce14"/>
          <table:table-cell table:style-name="ce7" office:value-type="string" calcext:value-type="string">
            <text:p>NomeConcUrb_ConsidAnalise</text:p>
          </table:table-cell>
          <table:table-cell table:style-name="ce12" office:value-type="string" calcext:value-type="string">
            <text:p>Nome da Concentração Urbana, considerada no texto de análise da publicação</text:p>
          </table:table-cell>
          <table:table-cell table:number-columns-repeated="1021"/>
        </table:table-row>
        <table:table-row table:style-name="ro1">
          <table:covered-table-cell table:style-name="ce14"/>
          <table:table-cell table:style-name="ce7" office:value-type="string" calcext:value-type="string">
            <text:p>TipoConcUrb_ConsidAnalise</text:p>
          </table:table-cell>
          <table:table-cell table:style-name="ce12" office:value-type="string" calcext:value-type="string">
            <text:p>Tipo da Concentração Urbana, considerada no texto de análise da publicação</text:p>
          </table:table-cell>
          <table:table-cell table:number-columns-repeated="1021"/>
        </table:table-row>
        <table:table-row table:style-name="ro1">
          <table:covered-table-cell table:style-name="ce14"/>
          <table:table-cell table:style-name="ce7" office:value-type="string" calcext:value-type="string">
            <text:p>NumeroDeMunicipios</text:p>
          </table:table-cell>
          <table:table-cell table:style-name="ce12" office:value-type="string" calcext:value-type="string">
            <text:p>Número de municípios</text:p>
          </table:table-cell>
          <table:table-cell table:number-columns-repeated="1021"/>
        </table:table-row>
        <table:table-row table:style-name="ro1">
          <table:covered-table-cell table:style-name="ce14"/>
          <table:table-cell table:style-name="ce7" office:value-type="string" calcext:value-type="string">
            <text:p>PopTot2010_Brasil</text:p>
          </table:table-cell>
          <table:table-cell table:style-name="ce12" office:value-type="string" calcext:value-type="string">
            <text:p>População da Concentração Urbana, considerada no texto de análise da publicação, no Brasil - 2010</text:p>
          </table:table-cell>
          <table:table-cell table:style-name="ce16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Pess2010Urbano_Brasil</text:p>
          </table:table-cell>
          <table:table-cell table:style-name="ce12" office:value-type="string" calcext:value-type="string">
            <text:p>População urbana da Concentração Urbana, considerada no texto de análise da publicação, no Brasil - 2010</text:p>
          </table:table-cell>
          <table:table-cell table:style-name="ce16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Pess2010Rural_Brasil</text:p>
          </table:table-cell>
          <table:table-cell table:style-name="ce12" office:value-type="string" calcext:value-type="string">
            <text:p>População rural da Concentração Urbana, considerada no texto de análise da publicação, no Brasil - 2010</text:p>
          </table:table-cell>
          <table:table-cell table:style-name="ce16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POPULACAO_TOTAL</text:p>
          </table:table-cell>
          <table:table-cell table:style-name="ce12" office:value-type="string" calcext:value-type="string">
            <text:p>População Total da Concentração Urbana considerada no texto de análise da publicação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5"/>
          <table:table-cell table:number-columns-repeated="2"/>
          <table:table-cell table:style-name="ce1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9">
          <table:table-cell table:style-name="ce11" office:value-type="string" calcext:value-type="string">
            <text:p>Esta feição possui os limites das Grandes Concentrações Urbanas que foram consideradas na análise da publicação. Neste recorte aparece, por exemplo, a Segunda Integração do Arranjo Populacional de "Porto Alegre/RS".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ConcentracUrb_ConsidAnalise.$B$1:.$B$1"/>
        </table:named-expressions>
      </table:table>
      <table:table table:name="Deslocamentos_03_ComArran" table:style-name="ta8">
        <table:table-column table:style-name="co1" table:default-cell-style-name="ce4"/>
        <table:table-column table:style-name="co9" table:default-cell-style-name="ce4"/>
        <table:table-column table:style-name="co8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1" table:number-rows-spanned="17">
            <text:p>Deslocamentos_03_ComArranjos</text:p>
          </table:table-cell>
          <table:table-cell table:style-name="ce7" office:value-type="string" calcext:value-type="string">
            <text:p>CodOrigXCodDest</text:p>
          </table:table-cell>
          <table:table-cell table:style-name="ce12" office:value-type="string" calcext:value-type="string">
            <text:p>Código do município de origem concatenado com o código do município de destino</text:p>
          </table:table-cell>
          <table:table-cell table:number-columns-repeated="1021"/>
        </table:table-row>
        <table:table-row table:style-name="ro1">
          <table:covered-table-cell table:style-name="ce14"/>
          <table:table-cell table:style-name="ce7" office:value-type="string" calcext:value-type="string">
            <text:p>CodMunOrig</text:p>
          </table:table-cell>
          <table:table-cell table:style-name="ce12" office:value-type="string" calcext:value-type="string">
            <text:p>Código do município de origem</text:p>
          </table:table-cell>
          <table:table-cell table:number-columns-repeated="1021"/>
        </table:table-row>
        <table:table-row table:style-name="ro1">
          <table:covered-table-cell table:style-name="ce14"/>
          <table:table-cell table:style-name="ce7" office:value-type="string" calcext:value-type="string">
            <text:p>CodMunDest</text:p>
          </table:table-cell>
          <table:table-cell table:style-name="ce12" office:value-type="string" calcext:value-type="string">
            <text:p>Código do município de destino</text:p>
          </table:table-cell>
          <table:table-cell table:number-columns-repeated="1021"/>
        </table:table-row>
        <table:table-row table:style-name="ro1">
          <table:covered-table-cell table:style-name="ce14"/>
          <table:table-cell table:style-name="ce7" office:value-type="string" calcext:value-type="string">
            <text:p>NomeMunOrig</text:p>
          </table:table-cell>
          <table:table-cell table:style-name="ce12" office:value-type="string" calcext:value-type="string">
            <text:p>Nome do município de origem</text:p>
          </table:table-cell>
          <table:table-cell table:number-columns-repeated="1021"/>
        </table:table-row>
        <table:table-row table:style-name="ro1">
          <table:covered-table-cell table:style-name="ce14"/>
          <table:table-cell table:style-name="ce7" office:value-type="string" calcext:value-type="string">
            <text:p>NomeMunDest</text:p>
          </table:table-cell>
          <table:table-cell table:style-name="ce12" office:value-type="string" calcext:value-type="string">
            <text:p>Nome do município de destino</text:p>
          </table:table-cell>
          <table:table-cell table:number-columns-repeated="1021"/>
        </table:table-row>
        <table:table-row table:style-name="ro1">
          <table:covered-table-cell table:style-name="ce14"/>
          <table:table-cell table:style-name="ce7" office:value-type="string" calcext:value-type="string">
            <text:p>CodLigacao</text:p>
          </table:table-cell>
          <table:table-cell table:style-name="ce12" office:value-type="string" calcext:value-type="string">
            <text:p>Código da ligação (é resultado da multiplicação do "Código do município de origem" com o "Código do município de destino")</text:p>
          </table:table-cell>
          <table:table-cell table:number-columns-repeated="1021"/>
        </table:table-row>
        <table:table-row table:style-name="ro1">
          <table:covered-table-cell table:style-name="ce14"/>
          <table:table-cell table:style-name="ce7" office:value-type="string" calcext:value-type="string">
            <text:p>NomeArranjo_Orig</text:p>
          </table:table-cell>
          <table:table-cell table:style-name="ce12" office:value-type="string" calcext:value-type="string">
            <text:p>Nome do arranjo populacional de origem do qual o município participa</text:p>
          </table:table-cell>
          <table:table-cell table:number-columns-repeated="1021"/>
        </table:table-row>
        <table:table-row table:style-name="ro1">
          <table:covered-table-cell table:style-name="ce14"/>
          <table:table-cell table:style-name="ce7" office:value-type="string" calcext:value-type="string">
            <text:p>CodArranjo_Orig</text:p>
          </table:table-cell>
          <table:table-cell table:style-name="ce12" office:value-type="string" calcext:value-type="string">
            <text:p>Código do arranjo populacional de origem do qual o município participa</text:p>
          </table:table-cell>
          <table:table-cell table:number-columns-repeated="1021"/>
        </table:table-row>
        <table:table-row table:style-name="ro2">
          <table:covered-table-cell table:style-name="ce14"/>
          <table:table-cell table:style-name="ce7" office:value-type="string" calcext:value-type="string">
            <text:p>NomeArranjo_Dest</text:p>
          </table:table-cell>
          <table:table-cell table:style-name="ce12" office:value-type="string" calcext:value-type="string">
            <text:p>Nome do arranjo populacional de destino do qual o município participa</text:p>
          </table:table-cell>
          <table:table-cell table:number-columns-repeated="1021"/>
        </table:table-row>
        <table:table-row table:style-name="ro2">
          <table:covered-table-cell table:style-name="ce14"/>
          <table:table-cell table:style-name="ce7" office:value-type="string" calcext:value-type="string">
            <text:p>CodArranjo_Dest</text:p>
          </table:table-cell>
          <table:table-cell table:style-name="ce12" office:value-type="string" calcext:value-type="string">
            <text:p>Código do arranjo populacional de destino do qual o município participa</text:p>
          </table:table-cell>
          <table:table-cell table:number-columns-repeated="1021"/>
        </table:table-row>
        <table:table-row table:style-name="ro2">
          <table:covered-table-cell table:style-name="ce14"/>
          <table:table-cell table:style-name="ce7" office:value-type="string" calcext:value-type="string">
            <text:p>PessTrabEEstud_Desloc</text:p>
          </table:table-cell>
          <table:table-cell table:style-name="ce10" office:value-type="string" calcext:value-type="string">
            <text:p>Pessoas que se deslocam para trabalhar e estudar</text:p>
          </table:table-cell>
          <table:table-cell table:number-columns-repeated="1021"/>
        </table:table-row>
        <table:table-row table:style-name="ro2">
          <table:covered-table-cell table:style-name="ce14"/>
          <table:table-cell table:style-name="ce7" office:value-type="string" calcext:value-type="string">
            <text:p>PessSoTrab_Desloc</text:p>
          </table:table-cell>
          <table:table-cell table:style-name="ce10" office:value-type="string" calcext:value-type="string">
            <text:p>Pessoas que se deslocam somente para trabalhar</text:p>
          </table:table-cell>
          <table:table-cell table:number-columns-repeated="1021"/>
        </table:table-row>
        <table:table-row table:style-name="ro2">
          <table:covered-table-cell table:style-name="ce14"/>
          <table:table-cell table:style-name="ce7" office:value-type="string" calcext:value-type="string">
            <text:p>PessSoEstud_Desloc</text:p>
          </table:table-cell>
          <table:table-cell table:style-name="ce10" office:value-type="string" calcext:value-type="string">
            <text:p>Pessoas que se deslocam somente para estudar</text:p>
          </table:table-cell>
          <table:table-cell table:number-columns-repeated="1021"/>
        </table:table-row>
        <table:table-row table:style-name="ro2">
          <table:covered-table-cell table:style-name="ce14"/>
          <table:table-cell table:style-name="ce7" office:value-type="string" calcext:value-type="string">
            <text:p>TotalPessQTrabEstud_Desloc</text:p>
          </table:table-cell>
          <table:table-cell table:style-name="ce10" office:value-type="string" calcext:value-type="string">
            <text:p>Total de pessoas que se deslocam para trabalhar e/ou estudar.</text:p>
          </table:table-cell>
          <table:table-cell table:number-columns-repeated="1021"/>
        </table:table-row>
        <table:table-row table:style-name="ro2">
          <table:covered-table-cell table:style-name="ce14"/>
          <table:table-cell table:style-name="ce7" office:value-type="string" calcext:value-type="string">
            <text:p>PercPessTrabEEstud_Desloc</text:p>
          </table:table-cell>
          <table:table-cell table:style-name="ce10" office:value-type="string" calcext:value-type="string">
            <text:p>Percentual de pessoas que se deslocam para trabalhar e estudar</text:p>
          </table:table-cell>
          <table:table-cell table:number-columns-repeated="1021"/>
        </table:table-row>
        <table:table-row table:style-name="ro2">
          <table:covered-table-cell table:style-name="ce14"/>
          <table:table-cell table:style-name="ce7" office:value-type="string" calcext:value-type="string">
            <text:p>PercPessSoTrab_Desloc</text:p>
          </table:table-cell>
          <table:table-cell table:style-name="ce10" office:value-type="string" calcext:value-type="string">
            <text:p>Percentual de pessoas que se deslocam somente para trabalhar</text:p>
          </table:table-cell>
          <table:table-cell table:number-columns-repeated="1021"/>
        </table:table-row>
        <table:table-row table:style-name="ro2">
          <table:covered-table-cell table:style-name="ce14"/>
          <table:table-cell table:style-name="ce7" office:value-type="string" calcext:value-type="string">
            <text:p>PercPessSoEstud_Desloc</text:p>
          </table:table-cell>
          <table:table-cell table:style-name="ce10" office:value-type="string" calcext:value-type="string">
            <text:p>Percentual de pessoas que se deslocam somente para estudar</text:p>
          </table:table-cell>
          <table:table-cell table:number-columns-repeated="1021"/>
        </table:table-row>
        <table:table-row table:style-name="ro2" table:number-rows-repeated="2">
          <table:table-cell table:style-name="ce15"/>
          <table:table-cell table:number-columns-repeated="1023"/>
        </table:table-row>
        <table:table-row table:style-name="ro2">
          <table:table-cell table:number-columns-repeated="2"/>
          <table:table-cell table:style-name="ce5" office:value-type="string" calcext:value-type="string">
            <text:p>OBS 2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7" office:value-type="string" calcext:value-type="string">
            <text:p>Nota: Os dados de deslocamento para trabalho e/ou estudo são oriundos da amostra do Censo Demográfico 2010. Favor observar os limites de uso da expansão desta amostra. Para conhecer mais detalhes sobre a precisão das estimativas da amostra, consultar o volume de Metodologia do Censo Demográfico 2010 (http://biblioteca.ibge.gov.br/index.php/biblioteca-catalogo?view=detalhes&amp;id=281634)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11">
          <table:table-cell table:style-name="ce11" office:value-type="string" calcext:value-type="string">
            <text:p>Esta feição possui as linhas que representam o deslocamento das pessoas para trabalho e estudo entre dois <text:span text:style-name="T1">municípios</text:span><text:span text:style-name="T2">.</text:span></text:p>
            <text:p><text:span text:style-name="T3">Nesta feição existe a noção de deslocamento, ou seja, as pessoas saem de um município para outro município (Origem x Destino)</text:span>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Deslocamentos_03_ComArran.$B$1:.$B$1"/>
        </table:named-expressions>
      </table:table>
      <table:table table:name="Ligacoes_30_MunXMun_ComDadosEAr" table:style-name="ta9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number-columns-repeated="2" table:default-cell-style-name="Default"/>
        <table:table-column table:style-name="co13" table:default-cell-style-name="ce4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7">
            <text:p>Ligacoes_30_MunXMun_ComDadosEArranjos</text:p>
          </table:table-cell>
          <table:table-cell table:style-name="ce12" office:value-type="string" calcext:value-type="string">
            <text:p>CodLigacao</text:p>
          </table:table-cell>
          <table:table-cell table:style-name="ce12" office:value-type="string" calcext:value-type="string">
            <text:p>Código da ligação (é resultado da multiplicação do "Código do município A" com o "Código do município B")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CodMunA</text:p>
          </table:table-cell>
          <table:table-cell table:style-name="ce12" office:value-type="string" calcext:value-type="string">
            <text:p>Código do município A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CodMunB</text:p>
          </table:table-cell>
          <table:table-cell table:style-name="ce12" office:value-type="string" calcext:value-type="string">
            <text:p>Código do município B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NomeMunA</text:p>
          </table:table-cell>
          <table:table-cell table:style-name="ce12" office:value-type="string" calcext:value-type="string">
            <text:p>Nome do município A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NomeMunB</text:p>
          </table:table-cell>
          <table:table-cell table:style-name="ce12" office:value-type="string" calcext:value-type="string">
            <text:p>Nome do município B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PessTrabEstud_Ligacao</text:p>
          </table:table-cell>
          <table:table-cell table:style-name="ce10" office:value-type="string" calcext:value-type="string">
            <text:p>Pessoas que se movimentam para trabalhar e estudar entre os dois município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PessSoTrab_Ligacao</text:p>
          </table:table-cell>
          <table:table-cell table:style-name="ce10" office:value-type="string" calcext:value-type="string">
            <text:p>Pessoas que se movimentam somente para trabalhar entre os dois município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PessSoEstud_Ligacao</text:p>
          </table:table-cell>
          <table:table-cell table:style-name="ce10" office:value-type="string" calcext:value-type="string">
            <text:p>Pessoas que se movimentam somente para estudar entre os dois município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Total_PessTrabEstud_Ligacao</text:p>
          </table:table-cell>
          <table:table-cell table:style-name="ce10" office:value-type="string" calcext:value-type="string">
            <text:p>Total de pessoas que se movimentam para trabalhar e/ou estudar entre os dois municípios. Este é o campo utilizado como numerador para o cálculo do Índice de Integração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PercPessTrabEEstud_Ligacao</text:p>
          </table:table-cell>
          <table:table-cell table:style-name="ce12" office:value-type="string" calcext:value-type="string">
            <text:p>Percentual de pessoas que se movimentam para trabalhar e estudar entre os dois município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PercPessSoTrab_Ligacao</text:p>
          </table:table-cell>
          <table:table-cell table:style-name="ce12" office:value-type="string" calcext:value-type="string">
            <text:p>Percentual de pessoas que se movimentam somente para trabalhar entre os dois município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PercPessSoEstud_Ligacao</text:p>
          </table:table-cell>
          <table:table-cell table:style-name="ce12" office:value-type="string" calcext:value-type="string">
            <text:p>Percentual de pessoas que se movimentam somente para estudar entre os dois município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A_PessSoTrab</text:p>
          </table:table-cell>
          <table:table-cell table:style-name="ce10" office:value-type="string" calcext:value-type="string">
            <text:p>Pessoas que somente trabalham no município 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A_PessSoEstudam</text:p>
          </table:table-cell>
          <table:table-cell table:style-name="ce10" office:value-type="string" calcext:value-type="string">
            <text:p>Pessoas que somente estudam no município 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A_PessTrabEstud</text:p>
          </table:table-cell>
          <table:table-cell table:style-name="ce10" office:value-type="string" calcext:value-type="string">
            <text:p>Pessoas que trabalham e estudam no município 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A_TOTALPessTrabEstud</text:p>
          </table:table-cell>
          <table:table-cell table:style-name="ce10" office:value-type="string" calcext:value-type="string">
            <text:p>Total de pessoas que trabalham e/ou estudam no município A. Este é o campo utilizado como denominador para o cálculo do Índice de Integração do município A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B_PessSoTrab</text:p>
          </table:table-cell>
          <table:table-cell table:style-name="ce10" office:value-type="string" calcext:value-type="string">
            <text:p>Pessoas que somente trabalham no município B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B_PessSoEstudam</text:p>
          </table:table-cell>
          <table:table-cell table:style-name="ce10" office:value-type="string" calcext:value-type="string">
            <text:p>Pessoas que somente estudam no município B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B_PessTrabEstud</text:p>
          </table:table-cell>
          <table:table-cell table:style-name="ce10" office:value-type="string" calcext:value-type="string">
            <text:p>Pessoas que trabalham e estudam no município B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B_TOTALPessTrabEstud</text:p>
          </table:table-cell>
          <table:table-cell table:style-name="ce10" office:value-type="string" calcext:value-type="string">
            <text:p>Total de pessoas que trabalham e/ou estudam no município B. Este é o campo utilizado como denominador para o cálculo do Índice de Integração do município B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Distancia</text:p>
          </table:table-cell>
          <table:table-cell table:style-name="ce20" office:value-type="string" calcext:value-type="string">
            <text:p>Distância aproximada em linha reta, na unidade de quilômetros, entre as sede dos municípios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A_CodArranjo</text:p>
          </table:table-cell>
          <table:table-cell table:style-name="ce12" office:value-type="string" calcext:value-type="string">
            <text:p>Código do arranjo populacional do qual o município A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B_CodArranjo</text:p>
          </table:table-cell>
          <table:table-cell table:style-name="ce12" office:value-type="string" calcext:value-type="string">
            <text:p>Código do arranjo populacional do qual o município B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A_NomeArranjo</text:p>
          </table:table-cell>
          <table:table-cell table:style-name="ce12" office:value-type="string" calcext:value-type="string">
            <text:p>Nome do arranjo populacional do qual o município A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B_NomeArranjo</text:p>
          </table:table-cell>
          <table:table-cell table:style-name="ce12" office:value-type="string" calcext:value-type="string">
            <text:p>Nome do arranjo populacional do qual o município B particip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A_IndiceDeIntegracao</text:p>
          </table:table-cell>
          <table:table-cell table:style-name="ce12" office:value-type="string" calcext:value-type="string">
            <text:p>Índice de Integração do município 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2" office:value-type="string" calcext:value-type="string">
            <text:p>MunB_IndiceDeIntegracao</text:p>
          </table:table-cell>
          <table:table-cell table:style-name="ce12" office:value-type="string" calcext:value-type="string">
            <text:p>Índice de Integração do município B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5">
          <table:table-cell table:style-name="ce19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12">
          <table:table-cell table:style-name="ce11" office:value-type="string" calcext:value-type="string">
            <text:p>Esta feição possui as linhas que representam as ligações entre os <text:span text:style-name="T1">municípios</text:span><text:span text:style-name="T2">.</text:span></text:p>
            <text:p><text:span text:style-name="T3">Nesta aparece o conceito de ligação, ou seja, não existe a noção de origem x destino, pois os movimentos de pessoas foram somados. Desta forma, os valores que aparecem são resultado da equação "MunA -&gt; MunB" + "MunB -&gt; MunA".</text:span>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Ligacoes_30_MunXMun_ComDadosEAr.$B$1:.$B$1"/>
        </table:named-expressions>
      </table:table>
      <table:table table:name="Ligacoes_31_MunXArran_ComDados" table:style-name="ta10">
        <table:table-column table:style-name="co14" table:default-cell-style-name="ce4"/>
        <table:table-column table:style-name="co11" table:default-cell-style-name="ce4"/>
        <table:table-column table:style-name="co15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19">
            <text:p>Ligacoes_31_MunXArran_ComDados</text:p>
          </table:table-cell>
          <table:table-cell table:style-name="ce7" office:value-type="string" calcext:value-type="string">
            <text:p>CodLigacao_MunArranjo</text:p>
          </table:table-cell>
          <table:table-cell table:style-name="ce12" office:value-type="string" calcext:value-type="string">
            <text:p>Código da ligação (é resultado da multiplicação do "Código do município" com o "Código do Arranjo")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CodMun</text:p>
          </table:table-cell>
          <table:table-cell table:style-name="ce12" office:value-type="string" calcext:value-type="string">
            <text:p>Código do município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CodArranjo</text:p>
          </table:table-cell>
          <table:table-cell table:style-name="ce12" office:value-type="string" calcext:value-type="string">
            <text:p>Código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Mun</text:p>
          </table:table-cell>
          <table:table-cell table:style-name="ce12" office:value-type="string" calcext:value-type="string">
            <text:p>Nome do município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Arranjo</text:p>
          </table:table-cell>
          <table:table-cell table:style-name="ce12" office:value-type="string" calcext:value-type="string">
            <text:p>Nome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TrabEEstud_Ligacao</text:p>
          </table:table-cell>
          <table:table-cell table:style-name="ce10" office:value-type="string" calcext:value-type="string">
            <text:p>Pessoas que se movimentam para trabalhar e estudar entre o município e 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SoTrab_Ligacao</text:p>
          </table:table-cell>
          <table:table-cell table:style-name="ce10" office:value-type="string" calcext:value-type="string">
            <text:p>Pessoas que se movimentam somente para trabalhar entre o município e 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SoEstud_Ligacao</text:p>
          </table:table-cell>
          <table:table-cell table:style-name="ce10" office:value-type="string" calcext:value-type="string">
            <text:p>Pessoas que se movimentam somente para estudar entre o município e 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TotalPessQTrabEstud_Ligacao</text:p>
          </table:table-cell>
          <table:table-cell table:style-name="ce10" office:value-type="string" calcext:value-type="string">
            <text:p>Total de pessoas que se movimentam para trabalhar e/ou estudar entre o município e o arranjo populacional. Este é o campo utilizado como numerador para o cálculo do Índice de Integração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Mun_PessSoTrab</text:p>
          </table:table-cell>
          <table:table-cell table:style-name="ce10" office:value-type="string" calcext:value-type="string">
            <text:p>Pessoas que somente trabalham no município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Mun_PessSoEstudam</text:p>
          </table:table-cell>
          <table:table-cell table:style-name="ce10" office:value-type="string" calcext:value-type="string">
            <text:p>Pessoas que somente estudam no município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Mun_PessTrabEEstudam</text:p>
          </table:table-cell>
          <table:table-cell table:style-name="ce10" office:value-type="string" calcext:value-type="string">
            <text:p>Pessoas que trabalham e estudam no município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Mun_TotTrabEst</text:p>
          </table:table-cell>
          <table:table-cell table:style-name="ce10" office:value-type="string" calcext:value-type="string">
            <text:p>Total de pessoas que trabalham e/ou estudam no município. Este é o campo utilizado como denominador para o cálculo do Índice de Integração do município em relação ao arranjo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_PessSoTrab</text:p>
          </table:table-cell>
          <table:table-cell table:style-name="ce10" office:value-type="string" calcext:value-type="string">
            <text:p>Pessoas que somente trabalham n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_PessSoEstudam</text:p>
          </table:table-cell>
          <table:table-cell table:style-name="ce10" office:value-type="string" calcext:value-type="string">
            <text:p>Pessoas que somente estudam n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_PessTrabEEstudam</text:p>
          </table:table-cell>
          <table:table-cell table:style-name="ce10" office:value-type="string" calcext:value-type="string">
            <text:p>Pessoas que trabalham e estudam n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_TotTrabEst</text:p>
          </table:table-cell>
          <table:table-cell table:style-name="ce10" office:value-type="string" calcext:value-type="string">
            <text:p>Total de pessoas que trabalham e/ou estudam no arranjo populacional. Este é o campo utilizado como denominador para o cálculo do Índice de Integração do arranjo em relação ao município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Mun_IndiceIntegracao</text:p>
          </table:table-cell>
          <table:table-cell table:style-name="ce12" office:value-type="string" calcext:value-type="string">
            <text:p>Índice de Integração do município em relação ao arranjo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_IndiceIntegracao</text:p>
          </table:table-cell>
          <table:table-cell table:style-name="ce12" office:value-type="string" calcext:value-type="string">
            <text:p>Índice de Integração do arranjo populacional em relação ao município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9"/>
          <table:table-cell table:style-name="ce22"/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13">
          <table:table-cell table:style-name="ce11" office:value-type="string" calcext:value-type="string">
            <text:p>Esta feição possui as linhas que representam as ligações entre os <text:span text:style-name="T1">municípios</text:span><text:span text:style-name="T2">. Como a relação é de município x arranjo, as linhas estão agrupadas em um único conjunto (dissolve), daí, ao se clicar para ver a informação, várias linhas são selecionadas, mas há somente um registro na tabela de dados.</text:span></text:p>
            <text:p><text:span text:style-name="T3">Nesta aparece o conceito de ligação, ou seja, não existe a noção de origem x destino, pois os movimentos de pessoas foram somados. Desta forma, os valores que aparecem são resultado da equação "Mun -&gt; Arranjo" </text:span><text:span text:style-name="T4">+</text:span><text:span text:style-name="T2"> "Arranjo -&gt; Mun".</text:span></text:p>
          </table:table-cell>
          <table:table-cell table:number-columns-repeated="102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Ligacoes_31_MunXArran_ComDados.$B$1:.$B$1"/>
        </table:named-expressions>
      </table:table>
      <table:table table:name="Ligacoes_32_ArraXArran_ComDados" table:style-name="ta11">
        <table:table-column table:style-name="co16" table:default-cell-style-name="ce4"/>
        <table:table-column table:style-name="co11" table:default-cell-style-name="ce4"/>
        <table:table-column table:style-name="co17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1">
            <text:p>Ligacoes_32_ArranXArran_ComDados</text:p>
          </table:table-cell>
          <table:table-cell table:style-name="ce7" office:value-type="string" calcext:value-type="string">
            <text:p>CodLigacao</text:p>
          </table:table-cell>
          <table:table-cell table:style-name="ce12" office:value-type="string" calcext:value-type="string">
            <text:p>Código da ligação (é resultado da multiplicação do "Código do arranjo A" com o "Código do Arranjo B")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CodArranjoA</text:p>
          </table:table-cell>
          <table:table-cell table:style-name="ce12" office:value-type="string" calcext:value-type="string">
            <text:p>Código do arranjo populacional A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CodArranjoB</text:p>
          </table:table-cell>
          <table:table-cell table:style-name="ce12" office:value-type="string" calcext:value-type="string">
            <text:p>Código do arranjo populacional B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ArranjoA</text:p>
          </table:table-cell>
          <table:table-cell table:style-name="ce12" office:value-type="string" calcext:value-type="string">
            <text:p>Nome do arranjo populacional A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ArranjoB</text:p>
          </table:table-cell>
          <table:table-cell table:style-name="ce12" office:value-type="string" calcext:value-type="string">
            <text:p>Nome do arranjo populacional B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TrabEEstud_Ligacao</text:p>
          </table:table-cell>
          <table:table-cell table:style-name="ce10" office:value-type="string" calcext:value-type="string">
            <text:p>Pessoas que se movimentam para trabalhar e estudar entre os dois arranjos populacionai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SoTrab_Ligacao</text:p>
          </table:table-cell>
          <table:table-cell table:style-name="ce10" office:value-type="string" calcext:value-type="string">
            <text:p>Pessoas que se movimentam somente para trabalhar entre os dois arranjos populacionai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SoEstud_Ligacao</text:p>
          </table:table-cell>
          <table:table-cell table:style-name="ce10" office:value-type="string" calcext:value-type="string">
            <text:p>Pessoas que se movimentam somente para estudar entre os dois arranjos populacionai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TotalPessQTrabEstud_Ligacao</text:p>
          </table:table-cell>
          <table:table-cell table:style-name="ce10" office:value-type="string" calcext:value-type="string">
            <text:p>Total de pessoas que se movimentam para trabalhar e/ou estudar entre os dois arranjos populacionais. Este é o campo utilizado como numerador para o cálculo do Índice de Integração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MIN_Distancia</text:p>
          </table:table-cell>
          <table:table-cell table:style-name="ce8" office:value-type="string" calcext:value-type="string">
            <text:p>Distância mínima aproximada em linha reta, na unidade de quilômetros, entre sedes de dois municípios participantes do arranjo populacional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MAX_Distancia</text:p>
          </table:table-cell>
          <table:table-cell table:style-name="ce8" office:value-type="string" calcext:value-type="string">
            <text:p>Distância máxima aproximada em linha reta, na unidade de quilômetros, entre sedes de dois municípios participantes do arranjo populacional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A_PessSoTrab</text:p>
          </table:table-cell>
          <table:table-cell table:style-name="ce10" office:value-type="string" calcext:value-type="string">
            <text:p>Pessoas que somente trabalham no arranjo populacional 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A_PessSoEstudam</text:p>
          </table:table-cell>
          <table:table-cell table:style-name="ce10" office:value-type="string" calcext:value-type="string">
            <text:p>Pessoas que somente estudam no arranjo populacional 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A_PessTrabEEstudam</text:p>
          </table:table-cell>
          <table:table-cell table:style-name="ce10" office:value-type="string" calcext:value-type="string">
            <text:p>Pessoas que trabalham e estudam no arranjo populacional 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A_TotTrabEst</text:p>
          </table:table-cell>
          <table:table-cell table:style-name="ce10" office:value-type="string" calcext:value-type="string">
            <text:p>Total de pessoas que trabalham e/ou estudam no arranjo populacional A. Este é o campo utilizado como denominador para o cálculo do Índice de Integração do arranjo populacional A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B_PessSoTrab</text:p>
          </table:table-cell>
          <table:table-cell table:style-name="ce10" office:value-type="string" calcext:value-type="string">
            <text:p>Pessoas que somente trabalham no arranjo populacional B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B_PessSoEstudam</text:p>
          </table:table-cell>
          <table:table-cell table:style-name="ce10" office:value-type="string" calcext:value-type="string">
            <text:p>Pessoas que somente estudam no arranjo populacional B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B_PessTrabEEstudam</text:p>
          </table:table-cell>
          <table:table-cell table:style-name="ce10" office:value-type="string" calcext:value-type="string">
            <text:p>Pessoas que trabalham e estudam no arranjo populacional B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B_TotTrabEst</text:p>
          </table:table-cell>
          <table:table-cell table:style-name="ce10" office:value-type="string" calcext:value-type="string">
            <text:p>Total de pessoas que trabalham e/ou estudam no arranjo populacional B. Este é o campo utilizado como denominador para o cálculo do Índice de Integração do arranjo populacional B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A_IndiceIntegracao</text:p>
          </table:table-cell>
          <table:table-cell table:style-name="ce12" office:value-type="string" calcext:value-type="string">
            <text:p>Índice de Integração do arranjo populacional A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B_IndiceIntegracao</text:p>
          </table:table-cell>
          <table:table-cell table:style-name="ce12" office:value-type="string" calcext:value-type="string">
            <text:p>Índice de Integração do arranjo populacional B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2"/>
          <table:table-cell table:style-name="ce16"/>
          <table:table-cell table:number-columns-repeated="1021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14">
          <table:table-cell table:style-name="ce11" office:value-type="string" calcext:value-type="string">
            <text:p>Esta feição possui as linhas que representam as ligações entre os <text:span text:style-name="T1">municípios</text:span><text:span text:style-name="T2">. Como a relação é de arranjo x arranjo, as linhas estão agrupadas em um único conjunto (dissolve), daí, ao se clicar para ver a informação, várias linhas são selecionadas, mas há somente um registro na tabela de dados.</text:span></text:p>
            <text:p><text:span text:style-name="T3">Nesta aparece o conceito de ligação, ou seja, não existe a noção de origem x destino, pois os movimentos de pessoas foram somados. Desta forma, os valores que aparecem são resultado da equação "ArranjoA -&gt; ArranjoB" </text:span><text:span text:style-name="T4">+</text:span><text:span text:style-name="T2"> "ArranjoB -&gt; ArranjoA".</text:span></text:p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Ligacoes_32_ArraXArran_ComDados.$B$1:.$B$1"/>
        </table:named-expressions>
      </table:table>
      <table:table table:name="Ligacoes__33_IntraArran_ComDado" table:style-name="ta12">
        <table:table-column table:style-name="co16" table:default-cell-style-name="ce4"/>
        <table:table-column table:style-name="co11" table:default-cell-style-name="ce4"/>
        <table:table-column table:style-name="co18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14">
            <text:p>Ligacoes_33_IntraArran_ComDados</text:p>
          </table:table-cell>
          <table:table-cell table:style-name="ce7" office:value-type="string" calcext:value-type="string">
            <text:p>CodLigacao</text:p>
          </table:table-cell>
          <table:table-cell table:style-name="ce12" office:value-type="string" calcext:value-type="string">
            <text:p>Código da ligação (é resultado da multiplicação do "Código do arranjo A" com o "Código do Arranjo B")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CodArranjo</text:p>
          </table:table-cell>
          <table:table-cell table:style-name="ce12" office:value-type="string" calcext:value-type="string">
            <text:p>Código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eArranjo</text:p>
          </table:table-cell>
          <table:table-cell table:style-name="ce12" office:value-type="string" calcext:value-type="string">
            <text:p>Código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TrabEEstud_Ligacao</text:p>
          </table:table-cell>
          <table:table-cell table:style-name="ce10" office:value-type="string" calcext:value-type="string">
            <text:p>Pessoas que se movimentam para trabalhar e estudar entre todos os municípios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SoTrab_Ligacao</text:p>
          </table:table-cell>
          <table:table-cell table:style-name="ce10" office:value-type="string" calcext:value-type="string">
            <text:p>Pessoas que se movimentam somente para trabalhar entre os todos municípios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SoEstud_Ligacao</text:p>
          </table:table-cell>
          <table:table-cell table:style-name="ce10" office:value-type="string" calcext:value-type="string">
            <text:p>Pessoas que se movimentam somente para estudar entre todos os municípios do arranjo populacional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TotalPessQTrabEstud_Ligacao</text:p>
          </table:table-cell>
          <table:table-cell table:style-name="ce10" office:value-type="string" calcext:value-type="string">
            <text:p>Total de pessoas que se movimentam para trabalhar e/ou estudar entre todos os municípios do arranjo populacional. Este é o campo utilizado como numerador para o cálculo do Índice de Integração.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MIN_Distancia</text:p>
          </table:table-cell>
          <table:table-cell table:style-name="ce8" office:value-type="string" calcext:value-type="string">
            <text:p>Distância mínima aproximada em linha reta, na unidade de quilômetros, entre sedes de dois municípios participantes do arranjo populacional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MAX_Distancia</text:p>
          </table:table-cell>
          <table:table-cell table:style-name="ce8" office:value-type="string" calcext:value-type="string">
            <text:p>Distância máxima aproximada em linha reta, na unidade de quilômetros, entre sedes de dois municípios participantes do arranjo populacional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_PessSoTrab</text:p>
          </table:table-cell>
          <table:table-cell table:style-name="ce10" office:value-type="string" calcext:value-type="string">
            <text:p>Pessoas que somente trabalham n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_PessSoEstudam</text:p>
          </table:table-cell>
          <table:table-cell table:style-name="ce10" office:value-type="string" calcext:value-type="string">
            <text:p>Pessoas que somente estudam n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_PessTrabEEstudam</text:p>
          </table:table-cell>
          <table:table-cell table:style-name="ce10" office:value-type="string" calcext:value-type="string">
            <text:p>Pessoas que trabalham e estudam n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_TotTrabEst</text:p>
          </table:table-cell>
          <table:table-cell table:style-name="ce10" office:value-type="string" calcext:value-type="string">
            <text:p>Total de pessoas que trabalham e/ou estudam no arranjo populacional. Este é o campo utilizado como denominador para o cálculo do Índice de Integração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Arranjo_IndiceIntegracao_Interno</text:p>
          </table:table-cell>
          <table:table-cell table:style-name="ce12" office:value-type="string" calcext:value-type="string">
            <text:p>Índice de integração interno do arranjo populacional</text:p>
          </table:table-cell>
          <table:table-cell table:number-columns-repeated="1021"/>
        </table:table-row>
        <table:table-row table:style-name="ro2">
          <table:table-cell table:style-name="ce18"/>
          <table:table-cell table:style-name="ce22"/>
          <table:table-cell table:number-columns-repeated="1022"/>
        </table:table-row>
        <table:table-row table:style-name="ro2">
          <table:table-cell table:style-name="ce19"/>
          <table:table-cell table:style-name="ce22"/>
          <table:table-cell table:number-columns-repeated="1022"/>
        </table:table-row>
        <table:table-row table:style-name="ro2" table:number-rows-repeated="2">
          <table:table-cell table:style-name="ce2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15">
          <table:table-cell table:style-name="ce26" office:value-type="string" calcext:value-type="string">
            <text:p>Esta feição possui as linhas que representam as ligações entre os <text:span text:style-name="T5">municípios</text:span><text:span text:style-name="T6">. Como a relação é Intra arranjo, as linhas estão agrupadas em um único conjunto (dissolve), daí, ao se clicar para ver a informação, várias linhas são selecionadas, mas há somente um registro na tabela de dados para cada arranjo populacional.</text:span></text:p>
            <text:p><text:span text:style-name="T7">Nesta aparece o conceito de ligação, ou seja, não existe a noção de origem x destino, pois os movimentos de pessoas, entre todos os municípios participantes do arranjo, foram somados.</text:span>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Ligacoes__33_IntraArran_ComDado.$B$1:.$B$1"/>
        </table:named-expressions>
      </table:table>
      <table:table table:name="MalhaMunicipal_05_ArranjPop" table:style-name="ta13">
        <table:table-column table:style-name="co16" table:default-cell-style-name="ce4"/>
        <table:table-column table:style-name="co19" table:default-cell-style-name="ce4"/>
        <table:table-column table:style-name="co17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0">
            <text:p>Municipios_06_Calibracao</text:p>
          </table:table-cell>
          <table:table-cell table:style-name="ce7" office:value-type="string" calcext:value-type="string">
            <text:p>CodMunic</text:p>
          </table:table-cell>
          <table:table-cell table:style-name="ce12" office:value-type="string" calcext:value-type="string">
            <text:p>Código do município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Munic</text:p>
          </table:table-cell>
          <table:table-cell table:style-name="ce12" office:value-type="string" calcext:value-type="string">
            <text:p>Nome do município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CodMunT</text:p>
          </table:table-cell>
          <table:table-cell table:style-name="ce12" office:value-type="string" calcext:value-type="string">
            <text:p>Código do município<text:span text:style-name="T8"> (campo texto)</text:span>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pTot2010</text:p>
          </table:table-cell>
          <table:table-cell table:style-name="ce12" office:value-type="string" calcext:value-type="string">
            <text:p>População municipa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2010Urbano</text:p>
          </table:table-cell>
          <table:table-cell table:style-name="ce12" office:value-type="string" calcext:value-type="string">
            <text:p>População urbana municipa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ss2010Rural</text:p>
          </table:table-cell>
          <table:table-cell table:style-name="ce12" office:value-type="string" calcext:value-type="string">
            <text:p>População rural municipa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rcPess2010Urbano</text:p>
          </table:table-cell>
          <table:table-cell table:style-name="ce12" office:value-type="string" calcext:value-type="string">
            <text:p>Percentual de população urbana municipal - 201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ercPess2010Rural</text:p>
          </table:table-cell>
          <table:table-cell table:style-name="ce12" office:value-type="string" calcext:value-type="string">
            <text:p>Percentual de população rural municipal - 2010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NomeArranjo</text:p>
          </table:table-cell>
          <table:table-cell table:style-name="ce10" office:value-type="string" calcext:value-type="string">
            <text:p>Nome d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Nivel</text:p>
          </table:table-cell>
          <table:table-cell table:style-name="ce10" office:value-type="string" calcext:value-type="string">
            <text:p>Nível de relação do município com 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Via</text:p>
          </table:table-cell>
          <table:table-cell table:style-name="ce10" office:value-type="string" calcext:value-type="string">
            <text:p>Município que serve de via para o município participar d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Observacoes</text:p>
          </table:table-cell>
          <table:table-cell table:style-name="ce8" office:value-type="string" calcext:value-type="string">
            <text:p>Obeservações gerai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situacao</text:p>
          </table:table-cell>
          <table:table-cell table:style-name="ce8" office:value-type="string" calcext:value-type="string">
            <text:p>Tipo de relação que existe na ligação referente à rural x urbano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Nucleo</text:p>
          </table:table-cell>
          <table:table-cell table:style-name="ce10" office:value-type="string" calcext:value-type="string">
            <text:p>Núcleo(s) d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IntensidadeLigacao</text:p>
          </table:table-cell>
          <table:table-cell table:style-name="ce10" office:value-type="string" calcext:value-type="string">
            <text:p>Intensidade da ligação do município com outro município ou com o arranjo populacional (visto pelos processos de iteração)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CodArranjo</text:p>
          </table:table-cell>
          <table:table-cell table:style-name="ce10" office:value-type="string" calcext:value-type="string">
            <text:p>Código d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PopAgloInter</text:p>
          </table:table-cell>
          <table:table-cell table:style-name="ce10" office:value-type="string" calcext:value-type="string">
            <text:p>População do arranjo populacional em países vizinho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Iteracao</text:p>
          </table:table-cell>
          <table:table-cell table:style-name="ce10" office:value-type="string" calcext:value-type="string">
            <text:p>Número da iteração em qual o município entrou para o arranjo. Caso esteja vazio é porque o município entrou para o arranjo antes das iterações ou não entrou em arranjo algum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DistanciaEntreManchasUrbanizadas</text:p>
          </table:table-cell>
          <table:table-cell table:style-name="ce10" office:value-type="string" calcext:value-type="string">
            <text:p>Distância, medida pelas vias de acesso, entre a mancha urbanizada principal do município e a mancha urbanizada principal do município mais próximo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ManchaUrbanizadaContigua</text:p>
          </table:table-cell>
          <table:table-cell table:style-name="ce10" office:value-type="string" calcext:value-type="string">
            <text:p>Sim = Distância menor ou igual a 3km entre as manchas urbanizadas principais. Não = <text:s/>Distância maior do que 3km entre as manchas urbanizadas principais .</text:p>
          </table:table-cell>
          <table:table-cell table:number-columns-repeated="1021"/>
        </table:table-row>
        <table:table-row table:style-name="ro2">
          <table:table-cell table:style-name="ce21"/>
          <table:table-cell/>
          <table:table-cell table:style-name="ce1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16">
          <table:table-cell table:style-name="ce11" office:value-type="string" calcext:value-type="string">
            <text:p>Esta feição possui todos os municípios do Brasil, em 2010, representados por polígonos.</text:p>
            <text:p/>
            <text:p>Os campos da tabela de dados é o que dá a relevância para este tema, pois são fruto do trabalho realizado no projeto "Arranjos Populacionais e Concentrações Urbanas do Brasil" - IBGE 2015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MalhaMunicipal_05_ArranjPop.$B$1:.$B$1"/>
        </table:named-expressions>
      </table:table>
      <table:table table:name="Sedes_03_ArranjosPop" table:style-name="ta14">
        <table:table-column table:style-name="co16" table:default-cell-style-name="ce4"/>
        <table:table-column table:style-name="co19" table:default-cell-style-name="ce4"/>
        <table:table-column table:style-name="co17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EIÇÃO</text:p>
          </table:table-cell>
          <table:table-cell table:style-name="ce1" office:value-type="string" calcext:value-type="string">
            <text:p>NOME DA COLUNA</text:p>
          </table:table-cell>
          <table:table-cell table:style-name="ce1" office:value-type="string" calcext:value-type="string">
            <text:p>DICIONÁ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14">
            <text:p>Sedes_03_ArranjosPopulacionais</text:p>
          </table:table-cell>
          <table:table-cell table:style-name="ce7" office:value-type="string" calcext:value-type="string">
            <text:p>NomUF</text:p>
          </table:table-cell>
          <table:table-cell table:style-name="ce12" office:value-type="string" calcext:value-type="string">
            <text:p>Nome da unidade da federação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NomMunic</text:p>
          </table:table-cell>
          <table:table-cell table:style-name="ce12" office:value-type="string" calcext:value-type="string">
            <text:p>Nome do município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CodMunT</text:p>
          </table:table-cell>
          <table:table-cell table:style-name="ce12" office:value-type="string" calcext:value-type="string">
            <text:p>Código do município<text:span text:style-name="T8"> (campo texto)</text:span>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INT_X</text:p>
          </table:table-cell>
          <table:table-cell table:style-name="ce12" office:value-type="string" calcext:value-type="string">
            <text:p>Coordenada da Longitude em graus decimais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OINT_Y</text:p>
          </table:table-cell>
          <table:table-cell table:style-name="ce12" office:value-type="string" calcext:value-type="string">
            <text:p>Coordenada da Latitude em graus decimais 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CodMun</text:p>
          </table:table-cell>
          <table:table-cell table:style-name="ce12" office:value-type="string" calcext:value-type="string">
            <text:p>Código do município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3" office:value-type="string" calcext:value-type="string">
            <text:p>CodArranjo</text:p>
          </table:table-cell>
          <table:table-cell table:style-name="ce12" office:value-type="string" calcext:value-type="string">
            <text:p>Código do arranjo populacional do qual o município faz parte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3" office:value-type="string" calcext:value-type="string">
            <text:p>NomeArranjo</text:p>
          </table:table-cell>
          <table:table-cell table:style-name="ce12" office:value-type="string" calcext:value-type="string">
            <text:p>Nome do arranjo populacional do qual o município faz parte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0" office:value-type="string" calcext:value-type="string">
            <text:p>NumeroDeMunicipios</text:p>
          </table:table-cell>
          <table:table-cell table:style-name="ce28" office:value-type="string" calcext:value-type="string">
            <text:p>Número de municípios do arranjo populacional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PopTot2010_Brasil</text:p>
          </table:table-cell>
          <table:table-cell table:style-name="ce12" office:value-type="string" calcext:value-type="string">
            <text:p>População do Arranjo no Brasil - 2010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Pess2010Urbano_Brasil</text:p>
          </table:table-cell>
          <table:table-cell table:style-name="ce12" office:value-type="string" calcext:value-type="string">
            <text:p>População urbana Arranjo no Brasil - 2010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Pess2010Rural_Brasil</text:p>
          </table:table-cell>
          <table:table-cell table:style-name="ce12" office:value-type="string" calcext:value-type="string">
            <text:p>População rural Arranjo no Brasil - 2010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27" office:value-type="string" calcext:value-type="string">
            <text:p>PessPaisesVizinhos</text:p>
          </table:table-cell>
          <table:table-cell table:style-name="ce12" office:value-type="string" calcext:value-type="string">
            <text:p>População do arranjo populacional em países vizinho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27" office:value-type="string" calcext:value-type="string">
            <text:p>POPULACAO_TOTAL</text:p>
          </table:table-cell>
          <table:table-cell table:style-name="ce12" office:value-type="string" calcext:value-type="string">
            <text:p>População total do arranjo populacional</text:p>
          </table:table-cell>
          <table:table-cell table:number-columns-repeated="1021"/>
        </table:table-row>
        <table:table-row table:style-name="ro2" table:number-rows-repeated="2">
          <table:table-cell table:style-name="ce21"/>
          <table:table-cell/>
          <table:table-cell table:style-name="ce1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OBS</text:p>
          </table:table-cell>
          <table:table-cell table:number-columns-repeated="1023"/>
        </table:table-row>
        <table:table-row table:style-name="ro17">
          <table:table-cell table:style-name="ce11" office:value-type="string" calcext:value-type="string">
            <text:p>Esta feição possui o núcleo do <text:span text:style-name="T1">arranjo populacional</text:span><text:span text:style-name="T2"> representado pela sede do município de maior população (com exceção de Vitória/ES que é representado pela capital).</text:span></text:p>
            <text:p><text:span text:style-name="T3"/></text:p>
            <text:p><text:span text:style-name="T3">É importante ressaltar que um arranjo populacional pode ter mais de um núcleo, porém a representação da sede somente se dá pela do município de maior população, com exceção à Vitória/ES</text:span>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rranjosPopulacionais_01.$A$1" table:cell-range-address="$Sedes_03_ArranjosPop.$B$1:.$B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rranjosPopulacionais_5f_01" style:display-name="PageStyle_ArranjosPopulacionais_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ranjosPopulacionais_5f_02_5f_Com" style:display-name="PageStyle_ArranjosPopulacionais_02_C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ranjosPopulacionais_5f_03_5f_Prime1" style:display-name="PageStyle_ArranjosPopulacionais_03_Prim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ranjosPopulacionais_5f_04_5f_Prime2" style:display-name="PageStyle_ArranjosPopulacionais_04_Prim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ranjosPopulacionais_5f_05_5f_Segun" style:display-name="PageStyle_ArranjosPopulacionais_05_Seg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osicaoRecortes_5f_01_5f_PorMun" style:display-name="PageStyle_ComposicaoRecortes_01_PorM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entracUrb_5f_ConsidAnalise" style:display-name="PageStyle_ConcentracUrb_ConsidAnal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locamentos_5f_03_5f_ComArran" style:display-name="PageStyle_Deslocamentos_03_ComArr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gacoes_5f_30_5f_MunXMun_5f_ComDadosEAr" style:display-name="PageStyle_Ligacoes_30_MunXMun_ComDados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gacoes_5f_31_5f_MunXArran_5f_ComDados" style:display-name="PageStyle_Ligacoes_31_MunXArran_ComD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gacoes_5f_32_5f_ArraXArran_5f_ComDados" style:display-name="PageStyle_Ligacoes_32_ArraXArran_ComD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gacoes_5f__5f_33_5f_IntraArran_5f_ComDado" style:display-name="PageStyle_Ligacoes__33_IntraArran_ComD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lhaMunicipal_5f_05_5f_ArranjPop" style:display-name="PageStyle_MalhaMunicipal_05_ArranjP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des_5f_03_5f_ArranjosPop" style:display-name="PageStyle_Sedes_03_ArranjosPo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09:57:35.465000000</dc:date>
    <meta:editing-cycles>1</meta:editing-cycles>
    <meta:editing-duration>PT2M7S</meta:editing-duration>
    <meta:document-statistic meta:table-count="14" meta:cell-count="530" meta:object-count="0"/>
    <meta:generator>LibreOffice/4.3.7.2$Windows_x86 LibreOffice_project/8a35821d8636a03b8bf4e15b48f59794652c68ba</meta:generator>
  </office:meta>
</office:document-meta>
</file>